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IN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IN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.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2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2-6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3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3-6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1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1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100-R5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100-R5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1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120-R5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120-R5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1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5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6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7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7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8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1-9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4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4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24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1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1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4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4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5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5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6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6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7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7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8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8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9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9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0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0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1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1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2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2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3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3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4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4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5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5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6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6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7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7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8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8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9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9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0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0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1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1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2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2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3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3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4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4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5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5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5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5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5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6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6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6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6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6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7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7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0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0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3-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3-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4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5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5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5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5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35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01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01-6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02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02-6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03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03-6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4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4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1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1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3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3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4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4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11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11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1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1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0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0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1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1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3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3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5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5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0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0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1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1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3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3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4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4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5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5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6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6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7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7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8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8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9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9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6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0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0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1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1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3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3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4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4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5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5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6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6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7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7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8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8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9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9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7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7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0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0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1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1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2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2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3-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3-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5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58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R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R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1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1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2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2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4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4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4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5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6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6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6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6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ZA:W3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ZA_W365.png</text:p>
          </table:table-cell>
          <table:table-cell office:value-type="string" calcext:value-type="string">
            <text:p>"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22:55:12.766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2:27:43.489000000</meta:creation-date>
    <dc:date>2019-02-24T23:00:59.713000000</dc:date>
    <meta:editing-duration>PT11M56S</meta:editing-duration>
    <meta:editing-cycles>2</meta:editing-cycles>
    <meta:generator>LibreOffice/6.1.4.2$Windows_x86 LibreOffice_project/9d0f32d1f0b509096fd65e0d4bec26ddd1938fd3</meta:generator>
    <meta:document-statistic meta:table-count="1" meta:cell-count="4488" meta:object-count="0"/>
  </office:meta>
</office:document-meta>
</file>